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cf38" officeooo:paragraph-rsid="000fcf38"/>
    </style:style>
    <style:style style:name="P2" style:family="paragraph" style:parent-style-name="Standard">
      <style:text-properties officeooo:rsid="0011699c" officeooo:paragraph-rsid="0011699c"/>
    </style:style>
    <style:style style:name="P3" style:family="paragraph" style:parent-style-name="Standard">
      <style:text-properties officeooo:rsid="000fcf38" officeooo:paragraph-rsid="0014f821"/>
    </style:style>
    <style:style style:name="T1" style:family="text">
      <style:text-properties officeooo:rsid="0011699c"/>
    </style:style>
    <style:style style:name="T2" style:family="text">
      <style:text-properties officeooo:rsid="001367ba"/>
    </style:style>
    <style:style style:name="T3" style:family="text">
      <style:text-properties officeooo:rsid="0014f8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Unit Tests <text:span text:style-name="T1">for code Engine</text:span></text:p>
      <text:p text:style-name="P1"><text:tab/>- <text:span text:style-name="T1">Must use Jshell</text:span></text:p>
      <text:p text:style-name="P3"><text:tab/>- <text:span text:style-name="T1">Must include fibonacci </text:span><text:span text:style-name="T3">unit test</text:span></text:p>
      <text:p text:style-name="P3"><text:span text:style-name="T1"><text:tab/>- binary search unit tests</text:span></text:p>
      <text:p text:style-name="P1"/>
      <text:p text:style-name="P2">2. Main Program:</text:p>
      <text:p text:style-name="P2"><text:tab/> - Must display fibonacci challenge</text:p>
      <text:p text:style-name="P2"><text:tab/>- Must be able to submit code. </text:p>
      <text:p text:style-name="P2"><text:tab/>- Must indicate pass fail with Unit Test</text:p>
      <text:p text:style-name="P2"><text:tab/>- User can reset code window</text:p>
      <text:p text:style-name="P2"><text:tab/>- Submit as git commit <text:span text:style-name="T2">I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9:26:13.878120556</meta:creation-date>
    <dc:date>2023-11-02T19:54:33.994505589</dc:date>
    <meta:editing-duration>PT11M12S</meta:editing-duration>
    <meta:editing-cycles>4</meta:editing-cycles>
    <meta:generator>LibreOffice/7.6.2.1$MacOSX_AARCH64 LibreOffice_project/56f7684011345957bbf33a7ee678afaf4d2ba333</meta:generator>
    <meta:document-statistic meta:table-count="0" meta:image-count="0" meta:object-count="0" meta:page-count="1" meta:paragraph-count="10" meta:word-count="56" meta:character-count="289" meta:non-whitespace-character-count="233"/>
  </office:meta>
</office:document-meta>
</file>